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e329"/>
    </style:style>
    <style:style style:name="T1" style:family="text">
      <style:text-properties officeooo:rsid="0018e329"/>
    </style:style>
    <style:style style:name="T2" style:family="text">
      <style:text-properties officeooo:rsid="001a2b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weather;</text:p>
      <text:p text:style-name="Standard"/>
      <text:p text:style-name="Standard">import java.io.IOException;</text:p>
      <text:p text:style-name="Standard">import org.apache.hadoop.io.IntWritable;</text:p>
      <text:p text:style-name="Standard">import org.apache.hadoop.io.LongWritable;</text:p>
      <text:p text:style-name="Standard">import org.apache.hadoop.io.Text;</text:p>
      <text:p text:style-name="Standard">import org.apache.hadoop.mapreduce.Mapper;</text:p>
      <text:p text:style-name="Standard"/>
      <text:p text:style-name="Standard">public class WeatherMapper extends Mapper &lt;LongWritable, Text, Text, IntWritable&gt; {</text:p>
      <text:p text:style-name="Standard"/>
      <text:p text:style-name="Standard"><text:tab/>public void map(LongWritable key, Text value, Context con) throws IOException, InterruptedException {</text:p>
      <text:p text:style-name="Standard"/>
      <text:p text:style-name="Standard"><text:tab/><text:tab/>//get year</text:p>
      <text:p text:style-name="Standard"><text:tab/><text:tab/>String year=value.toString().substring(15,19);</text:p>
      <text:p text:style-name="Standard"><text:tab/><text:tab/>//get temperature</text:p>
      <text:p text:style-name="Standard"><text:tab/><text:tab/>//int temperature=Integer.parseInt(value.toString().substring(87,91));</text:p>
      <text:p text:style-name="Standard"><text:tab/><text:tab/></text:p>
      <text:p text:style-name="Standard"><text:tab/><text:tab/>int temperature;</text:p>
      <text:p text:style-name="Standard"><text:tab/><text:tab/>String line =value.toString();</text:p>
      <text:p text:style-name="Standard"><text:tab/><text:tab/>if(line.charAt(87)=='+') {</text:p>
      <text:p text:style-name="Standard"><text:tab/><text:tab/><text:tab/>temperature=Integer.parseInt(line.substring(88,92));</text:p>
      <text:p text:style-name="Standard"><text:tab/><text:tab/>}</text:p>
      <text:p text:style-name="Standard"><text:tab/><text:tab/>else {</text:p>
      <text:p text:style-name="Standard"><text:tab/><text:tab/><text:tab/>temperature=Integer.parseInt(line.substring(87,92));</text:p>
      <text:p text:style-name="Standard"><text:tab/><text:tab/>}</text:p>
      <text:p text:style-name="Standard"><text:tab/><text:tab/></text:p>
      <text:p text:style-name="Standard"><text:tab/><text:tab/>//clean the data and write to context object</text:p>
      <text:p text:style-name="Standard"><text:tab/><text:tab/>if((temperature)!=9999) {</text:p>
      <text:p text:style-name="Standard"><text:tab/><text:tab/><text:tab/>con.write(new Text(year), new IntWritable(temperature)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package weather;</text:p>
      <text:p text:style-name="Standard"/>
      <text:p text:style-name="Standard">import java.io.IOException;</text:p>
      <text:p text:style-name="Standard">import org.apache.hadoop.io.IntWritable;</text:p>
      <text:p text:style-name="Standard">import org.apache.hadoop.io.Text;</text:p>
      <text:p text:style-name="Standard">import org.apache.hadoop.mapreduce.Reducer;</text:p>
      <text:p text:style-name="Standard"/>
      <text:p text:style-name="Standard">public class WeatherReducer extends Reducer &lt;Text, IntWritable, Text, IntWritable&gt; {</text:p>
      <text:p text:style-name="Standard"/>
      <text:p text:style-name="Standard"><text:s text:c="5"/>public void reduce(Text word, Iterable&lt;IntWritable&gt; values, Context con) throws IOException, InterruptedException {</text:p>
      <text:p text:style-name="Standard"/>
      <text:p text:style-name="Standard"><text:s text:c="4"/><text:tab/> int min=9999, max=-9999;</text:p>
      <text:p text:style-name="Standard"/>
      <text:p text:style-name="Standard"><text:s text:c="4"/><text:tab/> //find min &amp; max temp</text:p>
      <text:p text:style-name="Standard"><text:s text:c="4"/><text:tab/> for(IntWritable temp:values)</text:p>
      <text:p text:style-name="Standard"><text:s text:c="4"/><text:tab/> {</text:p>
      <text:p text:style-name="Standard"><text:s text:c="4"/><text:tab/><text:tab/> if((temp.get())&lt;min)</text:p>
      <text:p text:style-name="Standard"><text:soft-page-break/><text:s text:c="4"/><text:tab/><text:tab/> {</text:p>
      <text:p text:style-name="Standard"><text:s text:c="4"/><text:tab/><text:tab/><text:tab/> min=temp.get();</text:p>
      <text:p text:style-name="Standard"><text:s text:c="4"/><text:tab/><text:tab/> }</text:p>
      <text:p text:style-name="Standard"><text:s text:c="4"/><text:tab/><text:tab/> else if((temp.get())&gt;max)</text:p>
      <text:p text:style-name="Standard"><text:s text:c="4"/><text:tab/><text:tab/> {</text:p>
      <text:p text:style-name="Standard"><text:s text:c="4"/><text:tab/><text:tab/><text:tab/> max=temp.get();</text:p>
      <text:p text:style-name="Standard"><text:s text:c="4"/><text:tab/><text:tab/> }</text:p>
      <text:p text:style-name="Standard"><text:s text:c="4"/><text:tab/> }</text:p>
      <text:p text:style-name="Standard"><text:s text:c="4"/><text:tab/> //write to context object</text:p>
      <text:p text:style-name="Standard"><text:s text:c="4"/><text:tab/> con.write(word, new IntWritable(max));</text:p>
      <text:p text:style-name="Standard"><text:s text:c="4"/><text:tab/> con.write(word, new IntWritable(min));</text:p>
      <text:p text:style-name="Standard"><text:s text:c="5"/>}</text:p>
      <text:p text:style-name="Standard">}</text:p>
      <text:p text:style-name="Standard"/>
      <text:p text:style-name="Standard">package weather;</text:p>
      <text:p text:style-name="Standard"/>
      <text:p text:style-name="Standard">import java.io.IOException;</text:p>
      <text:p text:style-name="Standard">import org.apache.hadoop.conf.Configuration;</text:p>
      <text:p text:style-name="Standard">import org.apache.hadoop.fs.FSDataInputStream;</text:p>
      <text:p text:style-name="Standard">import org.apache.hadoop.fs.FileStatus;</text:p>
      <text:p text:style-name="Standard">import org.apache.hadoop.fs.FileSystem;</text:p>
      <text:p text:style-name="Standard">import org.apache.hadoop.fs.Path;</text:p>
      <text:p text:style-name="Standard">import org.apache.hadoop.io.IntWritable;</text:p>
      <text:p text:style-name="Standard">import org.apache.hadoop.io.Text;</text:p>
      <text:p text:style-name="Standard">import org.apache.hadoop.mapred.JobConf;</text:p>
      <text:p text:style-name="Standard">import org.apache.hadoop.mapreduce.Job;</text:p>
      <text:p text:style-name="Standard">import org.apache.hadoop.mapreduce.lib.input.FileInputFormat;</text:p>
      <text:p text:style-name="Standard">import org.apache.hadoop.mapreduce.lib.output.FileOutputFormat;</text:p>
      <text:p text:style-name="Standard"/>
      <text:p text:style-name="Standard"/>
      <text:p text:style-name="Standard"/>
      <text:p text:style-name="Standard">public class WeatherDriver {</text:p>
      <text:p text:style-name="Standard"/>
      <text:p text:style-name="Standard">public static void main(String[] args) throws IOException, ClassNotFoundException, InterruptedException {</text:p>
      <text:p text:style-name="Standard"><text:tab/><text:tab/></text:p>
      <text:p text:style-name="Standard"><text:tab/><text:tab/>float max=-9999, min=9999, temp;</text:p>
      <text:p text:style-name="Standard"><text:tab/><text:tab/>String str, year1 = null, year2=null;</text:p>
      <text:p text:style-name="Standard"><text:tab/></text:p>
      <text:p text:style-name="Standard"><text:tab/><text:tab/></text:p>
      <text:p text:style-name="Standard"><text:tab/><text:tab/>JobConf conf = new JobConf(WeatherDriver.class); <text:s text:c="3"/></text:p>
      <text:p text:style-name="Standard"><text:s text:c="8"/>conf.setJobName("Weatherdetails"); <text:s/></text:p>
      <text:p text:style-name="Standard"><text:s text:c="8"/>Job job=new Job(conf);</text:p>
      <text:p text:style-name="Standard"><text:tab/><text:tab/></text:p>
      <text:p text:style-name="Standard"><text:tab/><text:tab/></text:p>
      <text:p text:style-name="Standard"><text:tab/><text:tab/>job.setMapperClass(WeatherMapper.class);</text:p>
      <text:p text:style-name="Standard"><text:tab/><text:tab/>job.setReducerClass(WeatherReducer.class);</text:p>
      <text:p text:style-name="Standard"><text:tab/><text:tab/></text:p>
      <text:p text:style-name="Standard"><text:tab/><text:tab/>job.setOutputKeyClass(Text.class);</text:p>
      <text:p text:style-name="Standard"><text:tab/><text:tab/>job.setOutputValueClass(IntWritable.class);</text:p>
      <text:p text:style-name="Standard"><text:tab/><text:tab/></text:p>
      <text:p text:style-name="Standard"><text:tab/><text:tab/>FileInputFormat.addInputPath(job,new Path(args[0]));</text:p>
      <text:p text:style-name="Standard"><text:soft-page-break/><text:tab/><text:tab/>FileOutputFormat.setOutputPath(job, new Path(args[1]));</text:p>
      <text:p text:style-name="Standard"><text:tab/><text:tab/></text:p>
      <text:p text:style-name="Standard"><text:tab/><text:tab/>job.waitForCompletion(true);<text:tab/><text:tab/></text:p>
      <text:p text:style-name="Standard"><text:tab/><text:tab/></text:p>
      <text:p text:style-name="Standard"><text:tab/><text:tab/>FileSystem fs=FileSystem.get(conf);</text:p>
      <text:p text:style-name="Standard"><text:tab/><text:tab/>FileStatus[] status=fs.listStatus(new Path("hdfs://localhost:9000"+args[1]));<text:tab/><text:tab/></text:p>
      <text:p text:style-name="Standard"><text:tab/><text:tab/>//System.out.println("status[0]:"+status[0]+" <text:s/>and <text:s/>status[1]:"+status[1]);</text:p>
      <text:p text:style-name="Standard"><text:tab/><text:tab/>FSDataInputStream fd= fs.open(status[1].getPath());</text:p>
      <text:p text:style-name="Standard"><text:tab/><text:tab/></text:p>
      <text:p text:style-name="Standard"><text:tab/><text:tab/>str=fd.readLine();</text:p>
      <text:p text:style-name="Standard"><text:tab/><text:tab/><text:span text:style-name="T1">int a=1;</text:span></text:p>
      <text:p text:style-name="Standard"><text:tab/><text:tab/>while(str!=null)</text:p>
      <text:p text:style-name="Standard"><text:tab/><text:tab/>{</text:p>
      <text:p text:style-name="Standard"><text:tab/><text:tab/><text:tab/>String[] arr=str.split("\t");</text:p>
      <text:p text:style-name="Standard"><text:tab/><text:tab/><text:tab/>temp=Integer.parseInt(arr[1]);</text:p>
      <text:p text:style-name="Standard"><text:tab/><text:tab/><text:tab/><text:span text:style-name="T1">if(a%2)</text:span></text:p>
      <text:p text:style-name="Standard"><text:tab/><text:tab/><text:tab/><text:span text:style-name="T1">{</text:span></text:p>
      <text:p text:style-name="Standard"><text:tab/><text:tab/><text:tab/><text:tab/>if(temp&gt;max)</text:p>
      <text:p text:style-name="Standard"><text:s text:c="4"/><text:tab/><text:tab/><text:tab/><text:tab/>{</text:p>
      <text:p text:style-name="Standard"><text:s text:c="4"/><text:tab/><text:tab/><text:tab/><text:tab/><text:tab/> max=temp;</text:p>
      <text:p text:style-name="Standard"><text:s text:c="4"/><text:tab/><text:tab/><text:tab/><text:tab/><text:tab/> year1=arr[0];</text:p>
      <text:p text:style-name="Standard"><text:s text:c="4"/><text:tab/><text:tab/><text:tab/><text:tab/>}</text:p>
      <text:p text:style-name="Standard"><text:tab/><text:tab/><text:tab/><text:span text:style-name="T1">}</text:span></text:p>
      <text:p text:style-name="P1"><text:tab/><text:tab/><text:tab/>else </text:p>
      <text:p text:style-name="P1"><text:tab/><text:tab/><text:tab/><text:span text:style-name="T1">{</text:span></text:p>
      <text:p text:style-name="P1"><text:tab/><text:tab/><text:tab/><text:tab/><text:span text:style-name="T1">if</text:span>(temp&lt;min)</text:p>
      <text:p text:style-name="Standard"><text:s text:c="4"/><text:tab/><text:tab/><text:tab/><text:tab/>{</text:p>
      <text:p text:style-name="Standard"><text:s text:c="4"/><text:tab/><text:tab/><text:tab/><text:tab/><text:tab/> min=temp;</text:p>
      <text:p text:style-name="Standard"><text:s text:c="4"/><text:tab/><text:tab/><text:tab/><text:tab/><text:tab/> year2=arr[0];</text:p>
      <text:p text:style-name="Standard"><text:s text:c="4"/><text:tab/><text:tab/><text:tab/><text:tab/>} <text:s/><text:tab/><text:tab/><text:tab/><text:tab/></text:p>
      <text:p text:style-name="Standard"><text:tab/><text:tab/><text:tab/>}</text:p>
      <text:p text:style-name="Standard"><text:tab/><text:tab/><text:tab/><text:span text:style-name="T2">a++;</text:span></text:p>
      <text:p text:style-name="P1"><text:tab/><text:tab/><text:tab/>str=fd.readLine();</text:p>
      <text:p text:style-name="P1"><text:tab/><text:tab/><text:span text:style-name="T1">}</text:span></text:p>
      <text:p text:style-name="Standard"><text:tab/><text:tab/>System.out.println("Max temperature is " + max/10 + " <text:s/>from year " + year1);</text:p>
      <text:p text:style-name="Standard"><text:tab/><text:tab/>System.out.println("Min temperature is " + min/10 + " <text:s/>from year " + year2)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00:58.388133596</meta:creation-date>
    <meta:editing-duration>PT5M10S</meta:editing-duration>
    <meta:editing-cycles>4</meta:editing-cycles>
    <meta:generator>LibreOffice/6.0.7.3$Linux_X86_64 LibreOffice_project/00m0$Build-3</meta:generator>
    <dc:date>2021-05-21T21:27:22.546955301</dc:date>
    <meta:document-statistic meta:table-count="0" meta:image-count="0" meta:object-count="0" meta:page-count="3" meta:paragraph-count="123" meta:word-count="272" meta:character-count="3539" meta:non-whitespace-character-count="3012"/>
  </office:meta>
</office:document-meta>
</file>